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terNestedInterceptContext.AfterNestedInterceptContext( HttpServletRequest request , HttpServletResponse response , ServletContext servletContext , PageFlowController controller , InterceptorForward originalForward , String actionName , String return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fterNestedInterceptContext.getReturn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